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456cm" fo:margin-left="6.149cm" table:align="left"/>
    </style:style>
    <style:style style:name="Table1.A" style:family="table-column">
      <style:table-column-properties style:column-width="2.99cm"/>
    </style:style>
    <style:style style:name="Table1.B" style:family="table-column">
      <style:table-column-properties style:column-width="8.46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3465a4" style:font-name="DejaVu Sans1" fo:font-size="10pt" officeooo:rsid="00159f88" officeooo:paragraph-rsid="00159f88" style:font-size-asian="10pt" style:font-size-complex="10pt"/>
    </style:style>
    <style:style style:name="P2" style:family="paragraph" style:parent-style-name="Header">
      <style:text-properties fo:color="#3465a4" style:font-name="DejaVu Sans1" fo:font-size="8pt" officeooo:rsid="00159f88" officeooo:paragraph-rsid="00159f88" style:font-size-asian="8pt" style:font-size-complex="8pt"/>
    </style:style>
    <style:style style:name="P3" style:family="paragraph" style:parent-style-name="Footer">
      <style:text-properties officeooo:paragraph-rsid="0016f0a3"/>
    </style:style>
    <style:style style:name="P4" style:family="paragraph" style:parent-style-name="Text_20_body">
      <style:paragraph-properties fo:text-align="center" style:justify-single-word="false"/>
      <style:text-properties fo:language="es" fo:country="GT" officeooo:rsid="000a9302" officeooo:paragraph-rsid="000a9302"/>
    </style:style>
    <style:style style:name="P5" style:family="paragraph" style:parent-style-name="Text_20_body">
      <style:paragraph-properties fo:text-align="start" style:justify-single-word="false"/>
      <style:text-properties fo:language="es" fo:country="GT" officeooo:rsid="000a9302" officeooo:paragraph-rsid="000fb900"/>
    </style:style>
    <style:style style:name="P6" style:family="paragraph" style:parent-style-name="Text_20_body">
      <style:paragraph-properties fo:text-align="end" style:justify-single-word="false"/>
      <style:text-properties fo:language="es" fo:country="GT" officeooo:rsid="000a9302" officeooo:paragraph-rsid="000a9302"/>
    </style:style>
    <style:style style:name="P7" style:family="paragraph" style:parent-style-name="Text_20_body">
      <style:paragraph-properties fo:text-align="justify" style:justify-single-word="false"/>
      <style:text-properties fo:language="es" fo:country="GT" officeooo:rsid="000fb900" officeooo:paragraph-rsid="000fb900"/>
    </style:style>
    <style:style style:name="P8" style:family="paragraph" style:parent-style-name="Text_20_body">
      <style:paragraph-properties fo:text-align="justify" style:justify-single-word="false"/>
      <style:text-properties fo:language="es" fo:country="GT" officeooo:rsid="0010b302" officeooo:paragraph-rsid="0010b302"/>
    </style:style>
    <style:style style:name="P9" style:family="paragraph" style:parent-style-name="Text_20_body">
      <style:paragraph-properties fo:text-align="justify" style:justify-single-word="false"/>
      <style:text-properties fo:language="es" fo:country="GT" officeooo:rsid="001d683b" officeooo:paragraph-rsid="001d683b"/>
    </style:style>
    <style:style style:name="P10" style:family="paragraph" style:parent-style-name="Text_20_body">
      <style:paragraph-properties fo:text-align="justify" style:justify-single-word="false"/>
      <style:text-properties fo:language="es" fo:country="GT" officeooo:rsid="0025f9d2" officeooo:paragraph-rsid="0025f9d2"/>
    </style:style>
    <style:style style:name="P11" style:family="paragraph" style:parent-style-name="Text_20_body">
      <style:text-properties officeooo:rsid="0016f0a3" officeooo:paragraph-rsid="0016f0a3"/>
    </style:style>
    <style:style style:name="P12" style:family="paragraph" style:parent-style-name="Text_20_body">
      <style:paragraph-properties fo:text-align="justify" style:justify-single-word="false"/>
      <style:text-properties fo:language="es" fo:country="ES" officeooo:rsid="0016f0a3" officeooo:paragraph-rsid="0016f0a3"/>
    </style:style>
    <style:style style:name="P13" style:family="paragraph" style:parent-style-name="Text_20_body">
      <style:paragraph-properties fo:text-align="justify" style:justify-single-word="false"/>
      <style:text-properties fo:language="es" fo:country="ES" officeooo:rsid="00191adc" officeooo:paragraph-rsid="00191adc"/>
    </style:style>
    <style:style style:name="P14" style:family="paragraph" style:parent-style-name="Text_20_body">
      <style:paragraph-properties fo:text-align="justify" style:justify-single-word="false"/>
      <style:text-properties officeooo:paragraph-rsid="001d683b"/>
    </style:style>
    <style:style style:name="P15" style:family="paragraph" style:parent-style-name="Text_20_body">
      <style:paragraph-properties fo:text-align="justify" style:justify-single-word="false"/>
      <style:text-properties officeooo:rsid="001b97fe" officeooo:paragraph-rsid="001b97fe"/>
    </style:style>
    <style:style style:name="P16" style:family="paragraph" style:parent-style-name="Text_20_body">
      <style:paragraph-properties fo:text-align="justify" style:justify-single-word="false"/>
      <style:text-properties officeooo:rsid="001d683b" officeooo:paragraph-rsid="001d683b"/>
    </style:style>
    <style:style style:name="P17" style:family="paragraph" style:parent-style-name="Text_20_body">
      <style:paragraph-properties fo:text-align="justify" style:justify-single-word="false"/>
      <style:text-properties officeooo:rsid="001d683b" officeooo:paragraph-rsid="001e30ef"/>
    </style:style>
    <style:style style:name="P18" style:family="paragraph" style:parent-style-name="Text_20_body">
      <style:paragraph-properties fo:text-align="justify" style:justify-single-word="false"/>
      <style:text-properties officeooo:rsid="001e30ef" officeooo:paragraph-rsid="001fda69"/>
    </style:style>
    <style:style style:name="P19" style:family="paragraph" style:parent-style-name="Text_20_body">
      <style:paragraph-properties fo:text-align="justify" style:justify-single-word="false"/>
      <style:text-properties officeooo:rsid="001e30ef" officeooo:paragraph-rsid="001e30ef"/>
    </style:style>
    <style:style style:name="P20" style:family="paragraph" style:parent-style-name="Text_20_body">
      <style:text-properties officeooo:rsid="001fda69" officeooo:paragraph-rsid="001fda69"/>
    </style:style>
    <style:style style:name="P21" style:family="paragraph" style:parent-style-name="Text_20_body">
      <style:text-properties officeooo:rsid="0020f41f" officeooo:paragraph-rsid="0020f41f"/>
    </style:style>
    <style:style style:name="P22" style:family="paragraph" style:parent-style-name="Text_20_body">
      <style:text-properties officeooo:rsid="002294ca" officeooo:paragraph-rsid="00252439"/>
    </style:style>
    <style:style style:name="P23" style:family="paragraph" style:parent-style-name="Text_20_body">
      <style:text-properties officeooo:rsid="00252439" officeooo:paragraph-rsid="00252439"/>
    </style:style>
    <style:style style:name="P24" style:family="paragraph" style:parent-style-name="Text_20_body">
      <style:text-properties officeooo:rsid="002a7750" officeooo:paragraph-rsid="002a7750"/>
    </style:style>
    <style:style style:name="P25" style:family="paragraph" style:parent-style-name="Text_20_body">
      <style:paragraph-properties fo:margin-left="0cm" fo:margin-right="0cm" fo:text-align="justify" style:justify-single-word="false" fo:text-indent="0cm" style:auto-text-indent="false"/>
      <style:text-properties fo:language="es" fo:country="GT" officeooo:rsid="000fb900" officeooo:paragraph-rsid="0010b302"/>
    </style:style>
    <style:style style:name="P26" style:family="paragraph" style:parent-style-name="Title">
      <style:text-properties fo:language="es" fo:country="GT"/>
    </style:style>
    <style:style style:name="P27" style:family="paragraph" style:parent-style-name="Table_20_Contents">
      <style:paragraph-properties fo:text-align="end" style:justify-single-word="false"/>
      <style:text-properties style:font-name="DejaVu Sans" officeooo:rsid="00159f88" officeooo:paragraph-rsid="00159f88"/>
    </style:style>
    <style:style style:name="P28" style:family="paragraph" style:parent-style-name="Table_20_Contents">
      <style:paragraph-properties fo:text-align="center" style:justify-single-word="false"/>
      <style:text-properties style:font-name="DejaVu Sans" officeooo:rsid="00159f88" officeooo:paragraph-rsid="00159f88"/>
    </style:style>
    <style:style style:name="P29" style:family="paragraph" style:parent-style-name="Text_20_body" style:list-style-name="L1">
      <style:text-properties officeooo:rsid="0020f41f" officeooo:paragraph-rsid="0020f41f"/>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GT" officeooo:rsid="000fb900" officeooo:paragraph-rsid="0010b302"/>
    </style:style>
    <style:style style:name="P31" style:family="paragraph" style:parent-style-name="Heading_20_1">
      <style:text-properties fo:language="es" fo:country="GT"/>
    </style:style>
    <style:style style:name="P32" style:family="paragraph" style:parent-style-name="Heading_20_2">
      <style:text-properties officeooo:rsid="0016f0a3" officeooo:paragraph-rsid="0016f0a3"/>
    </style:style>
    <style:style style:name="P33" style:family="paragraph" style:parent-style-name="Heading_20_2">
      <style:paragraph-properties fo:text-align="justify" style:justify-single-word="false"/>
      <style:text-properties officeooo:rsid="001b97fe" officeooo:paragraph-rsid="001d683b"/>
    </style:style>
    <style:style style:name="P34" style:family="paragraph" style:parent-style-name="Heading_20_2">
      <style:text-properties officeooo:paragraph-rsid="001fda69"/>
    </style:style>
    <style:style style:name="P35" style:family="paragraph" style:parent-style-name="Heading_20_2">
      <style:text-properties officeooo:rsid="001e30ef"/>
    </style:style>
    <style:style style:name="T1" style:family="text">
      <style:text-properties fo:color="#3465a4" style:font-name="DejaVu Sans1" fo:font-size="8pt" officeooo:rsid="00159f88" style:font-size-asian="8pt" style:font-size-complex="8pt"/>
    </style:style>
    <style:style style:name="T2" style:family="text">
      <style:text-properties officeooo:rsid="000a9302"/>
    </style:style>
    <style:style style:name="T3" style:family="text">
      <style:text-properties officeooo:rsid="0010b302"/>
    </style:style>
    <style:style style:name="T4" style:family="text">
      <style:text-properties officeooo:rsid="00120a6c"/>
    </style:style>
    <style:style style:name="T5" style:family="text">
      <style:text-properties officeooo:rsid="00191adc"/>
    </style:style>
    <style:style style:name="T6" style:family="text">
      <style:text-properties officeooo:rsid="001b97fe"/>
    </style:style>
    <style:style style:name="T7" style:family="text">
      <style:text-properties officeooo:rsid="001d683b"/>
    </style:style>
    <style:style style:name="T8" style:family="text">
      <style:text-properties officeooo:rsid="001e30ef"/>
    </style:style>
    <style:style style:name="T9" style:family="text">
      <style:text-properties officeooo:rsid="0021c105"/>
    </style:style>
    <style:style style:name="T10" style:family="text">
      <style:text-properties officeooo:rsid="00252439"/>
    </style:style>
    <style:style style:name="T11" style:family="text">
      <style:text-properties officeooo:rsid="002a7750"/>
    </style:style>
    <style:style style:name="T12" style:family="text">
      <style:text-properties officeooo:rsid="002afc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Edu<text:span text:style-name="T2">core</text:span></text:p>
      <text:p text:style-name="P4">japps</text:p>
      <text:p text:style-name="P4"/>
      <table:table table:name="Table1" table:style-name="Table1">
        <table:table-column table:style-name="Table1.A"/>
        <table:table-column table:style-name="Table1.B"/>
        <table:table-row>
          <table:table-cell table:style-name="Table1.A1" table:number-columns-spanned="2" office:value-type="string">
            <text:p text:style-name="P28">Historial de modificaciones</text:p>
          </table:table-cell>
          <table:covered-table-cell/>
        </table:table-row>
        <table:table-row>
          <table:table-cell table:style-name="Table1.A2" office:value-type="string">
            <text:p text:style-name="P27">Versión</text:p>
          </table:table-cell>
          <table:table-cell table:style-name="Table1.B2" office:value-type="string">
            <text:p text:style-name="P27">Descripción y autor</text:p>
          </table:table-cell>
        </table:table-row>
        <table:table-row>
          <table:table-cell table:style-name="Table1.A2" office:value-type="string">
            <text:p text:style-name="P27">0.1</text:p>
          </table:table-cell>
          <table:table-cell table:style-name="Table1.B2" office:value-type="string">
            <text:p text:style-name="P27">Versión inicial. Williams López</text:p>
          </table:table-cell>
        </table:table-row>
      </table:table>
      <text:p text:style-name="P6"/>
      <text:h text:style-name="P31" text:outline-level="1">Japps</text:h>
      <text:p text:style-name="P5">Japps es un framework para desarrollar aplicaciones Java, utilizando componentes basado en los objetos javax swing.</text:p>
      <text:h text:style-name="P31" text:outline-level="1">Japps-educore</text:h>
      <text:p text:style-name="P7">Educore es un motor para crear contenido de aprendizaje. Incorpora varios módulos a los que llamaremos Actividades. <text:span text:style-name="T4">Permite a través de educore-create, crear “Lecciones de aprendizaje” con nuestro propio contenido, en los cuáles podremos incorporar cualquiera de las Actividades disponibles, agregando texto, sonido, imágenes o videos, además el motor se apoya de otros programas para ofrecer el servicio de lectura de texto, es decir en las diferentes Actividades podremos agregar texto para que educore lo lea al usuario.</text:span></text:p>
      <text:p text:style-name="P8">El objetivo de educore es ser una herramienta libre y multiplataforma, <text:span text:style-name="T5">fácil</text:span> de usar tanto para los creadores de contenido como para los usuarios finales, esperando algún día contar con un gran catalogo de “<text:span text:style-name="T4">Lecciones de aprendizaje” creados por una comunidad comprometida con la enseñanza, abarcando lecciones para niños, jóvenes, adultos y adultos mayores.</text:span></text:p>
      <text:p text:style-name="P9">El éxito de educore no es el motor en sí, aunque nos esmeramos por que sea eficiente y estable, el éxito de educore es el contenido de las lecciones de aprendizaje, el cuál debe ser interesante, claro, <text:span text:style-name="T8">agradable a la vista, respetuoso, con imágenes que atrapen el interés del lector.</text:span></text:p>
      <text:p text:style-name="P9"/>
      <text:p text:style-name="P9"/>
      <text:p text:style-name="P9"/>
      <text:p text:style-name="P9"/>
      <text:h text:style-name="Heading_20_1" text:outline-level="1"><text:soft-page-break/>Lección de aprendizaje</text:h>
      <text:p text:style-name="P21">Una lección de aprendizaje en educore, es un conjunto de Actividades relacionadas que han sido incluidas por el creador de contenido.</text:p>
      <text:p text:style-name="P21"/>
      <text:h text:style-name="P31" text:outline-level="1">Actividades</text:h>
      <text:p text:style-name="P25"><text:span text:style-name="T3">L</text:span>as actividades en educore son pantallas interactivas que pueden ser alimentadas con texto, sonido, imágenes o videos, en las cuáles el usuario final puede aprender dinámicamente.</text:p>
      <text:p text:style-name="P25"/>
      <text:p text:style-name="P30"/>
      <text:h text:style-name="P32" text:outline-level="2">Read – Actividad</text:h>
      <text:p text:style-name="P11">La actividad Read consiste en una secuencia de “imagen”, “sonido”, “video” <text:span text:style-name="T12">con texto</text:span>, en la cuál el usuario <text:span text:style-name="T5">podrá</text:span> escuchar o leer un contenido o información.</text:p>
      <text:p text:style-name="P12">Por ejemplo, una secuencia de “imagen – texto”, nos permitirá <text:span text:style-name="T5">seleccionar</text:span> una <text:span text:style-name="T5">imagen</text:span> e introducir un texto, <text:span text:style-name="T5">e introducir un intervalo de tiempo, el sistema mostrará el texto y la imagen durante ese intervalo de tiempo, y al finalizar mostrará la siguiente imagen y texto que ingresemos. Además podremos habilitar la lectura y el sistema no solo mostrará la imagen y el texto en el intervalo de tiempo, sino que leerá el texto, de tal forma que el usuario pueda escucharlo.</text:span></text:p>
      <text:p text:style-name="P12"><text:span text:style-name="T5">En la modalidad </text:span>“<text:span text:style-name="T5">imagen – sonido” el sistema mostrará la imagen y reproducirá el sonido en el intervalo de tiempo, la diferencia, en el sonido podremos agregar lo que queremos que el usuario escuche como descripción de la imagen.</text:span></text:p>
      <text:p text:style-name="P13">En la modalidad “video” el sistema reproducirá el o los videos que agreguemos, este es el caso mas simple, y la elaboración de un buen contenido queda en manos de la edición del video.</text:p>
      <text:p text:style-name="P13"/>
      <text:h text:style-name="Heading_20_2" text:outline-level="2">Choose – Actividad</text:h>
      <text:p text:style-name="P15">La actividad choose, es apropiada para mostrar un conjunto de temas, objetos, alternativas u opciones que se relacionan de alguna forma.</text:p>
      <text:p text:style-name="P15">En esta actividad el creador de contenido puede agregar varias opciones, cada opción tendrá una “imagen” y un texto, sonido o video, al dar clic en una imagen el sistema <text:soft-page-break/>leerá el texto, reproducirá el sonido o reproducirá el video, según el contenido que se agregue.</text:p>
      <text:p text:style-name="P15"/>
      <text:h text:style-name="P33" text:outline-level="2">Connect – Actividad</text:h>
      <text:p text:style-name="P16">La actividad connect permite agregar 2 listas de opciones, cada opciones puede tener una imagen y un texto, el texto será mostrado o leído al dar clic en cada opción.</text:p>
      <text:p text:style-name="P16">La primera lista de opciones se colocará a la izquierda, la segunda lista se colocará a la derecha, de tal forma que el usuario puede enlazar una opción de la lista izquierda con otra opción de la lista derecha.</text:p>
      <text:p text:style-name="P16"/>
      <text:p text:style-name="P16"/>
      <text:h text:style-name="Heading_20_2" text:outline-level="2">Memory – Actividad</text:h>
      <text:p text:style-name="P16">La actividad Memory, es como el juego de memoria, el sistema permite introducir una lista de opciones, cada opción esta compuesta de una imagen y un texto o sonido, el texto o sonido se mostrará o reproducirá al dar clic en una opción.</text:p>
      <text:p text:style-name="P16">Además la actividad requiere agregar una imagen extra que se mostrará cuando las opciones estén ocultas. A pesar que esta imagen es únicamente para simular que la carta está “boca abajo” no hay que olvidar que el éxito de un buen contenido es que las imágenes sean, interesantes y coloridas.</text:p>
      <text:p text:style-name="P17">El sistema tomará las opciones, creará un duplicado de cada opción, de tal forma que hay 2 opciones de cada una, y las colocará de forma aleatoria en una matriz para mostrarla al usuario, <text:span text:style-name="T8">el usuario deberá encontrar los pares en la matriz.</text:span></text:p>
      <text:p text:style-name="P19">El aprendizaje se genera al dar clic en cada opción la cuál leerá o reproducirá el contenido de dicha opción.</text:p>
      <text:h text:style-name="P34" text:outline-level="2">InteractiveImage – Actividad</text:h>
      <text:p text:style-name="P18">En esta actividad el creador de contenido agregará una imagen, y un conjunto de opciones, cada opción tendrá un punto, es decir una posición en la imagen con coordenadas (x,y), además tendrá una imagen, un texto, un sonido o un video.</text:p>
      <text:p text:style-name="P18">El sistema mostrará la imagen principal en la pantalla, y agregará un pequeño botón en cada punto de la imagen (definido en las opciones), al pasearse sobre el punto, el sistema mostrará el texto y lo leerá (si se habilita esta opción) al usuario, y al dar clic, se <text:soft-page-break/>mostrará la imagen con el texto o el video, según el contenido que se agregue a la opción.</text:p>
      <text:p text:style-name="P18">Esta opción está diseñadas para mostrar las partes de un elemento, puede ser un automóvil, un cuerpo humano, los continentes, la vía lactea, etc.</text:p>
      <text:p text:style-name="P18"/>
      <text:h text:style-name="Heading_20_2" text:outline-level="2"><text:span text:style-name="T10">DragAndDrop</text:span> – Actividad</text:h>
      <text:p text:style-name="P23"><text:span text:style-name="T11">La actividad DragAndDrop permite al usuario ordenar un grupo de opciones o elementos, el creador de contenido define varias opciones y define el orden en que deben colocarse, utilizando una imagen Thumnbnail para cada opción</text:span>.</text:p>
      <text:p text:style-name="P24">La ordenación de elementos se realiza por el método arrastrar y soltar, es decir al usuario se le provee de la lista de opciones en la parte izquierda y el pude arrastrar y soltar en las casillas de la derecha, colocándolas en el orden que considera es el correcto.</text:p>
      <text:p text:style-name="P24">Al finalizar de ordenar todos los elementos, el sistema lanzara un mensaje de éxito o de error, con algún tip para corregir el órden.</text:p>
      <text:p text:style-name="P22"><text:s text:c="2"/></text:p>
      <text:h text:style-name="Heading_20_2" text:outline-level="2">ReadLearning – <text:span text:style-name="T6">Actividad</text:span></text:h>
      <text:p text:style-name="P15">Esta es una actividad especializada para el aprendizaje de lectura, el creador de contenido agregará un listado de “imagen y texto”, tantos como la lectura introducida lo requiera, no está demás decir que la imagen debe estar relacionada con el texto, como en una historieta.</text:p>
      <text:p text:style-name="P15">A diferencia de la actividad Read (diseñada para alguien que ya sabe leer) esta actividad está diseñada para aprendices de lectura, esto significa que la Actividad mostrará el texto dando tips y ayudas para que el aprendiz pueda concluir efectivamente la lectura.</text:p>
      <text:p text:style-name="P15">No se trata de que una persona (niño, joven, adulto o adulto mayor) puede aprender a leer con la aplicación, sino <text:span text:style-name="T7">únicamente es</text:span> para practicar, el aprendiz debe tener ya los principios básicos de lectura, como conocer las vocales, algunas letras, concepto de sílabas, etc.</text:p>
      <text:p text:style-name="P16">El sistema permitirá seleccionar al usuario, antes de iniciar la actividad, un nivel, con el cuál le mostrará más o menos ayudas en la lectura.</text:p>
      <text:p text:style-name="P14"/>
      <text:h text:style-name="Heading_20_2" text:outline-level="2"><text:soft-page-break/>Test – Actividad</text:h>
      <text:p text:style-name="P20">Esta es otra actividad especializada, el sistema permitirá agregar preguntas, opciones de respuesta, e indicar cuál es la respuesta correcta. Además cada pregunta puede tener uno o más tips, que pueden ayudar al usuario a seleccionar la respuesta correcta.</text:p>
      <text:p text:style-name="P20">Las opciones de respuesta pueden ser texto, imagen o sonido, el cuál el sistema mostrará <text:s/>o reproducirá al dar clic.</text:p>
      <text:p text:style-name="P20">La actividad puede contener por ejemplo 100 preguntas, pero el creador de contenido definirá cuantas preguntas desea mostrar, de tal forma que se mostrarán de forma aleatoria la cantidad de preguntas deseadas.</text:p>
      <text:p text:style-name="P20">Por ejemplo si el Test contiene 20 preguntas, y se selecciona mostrar 4 únicamente, el sistema tomará de forma aleatoria 4 de las 20 preguntas, esto es útil para no mostrar siempre las mismas preguntas y ayudar a que la evaluación sea más efectiva</text:p>
      <text:p text:style-name="P20">Una lección de aprendizaje puede contener ninguna, una o muchas actividades de este tipo.</text:p>
      <text:p text:style-name="P20">La actividad de test guardará el resultado obtenido del test, por ejemplo <text:s/>5 de 10 respuestas correctas, este dato será pasado a educore para mostrar al final de la lección, siempre y cuando a la “Lección de aprendizaje” se active la opción de mostrar el score al final.</text:p>
      <text:h text:style-name="P35" text:outline-level="2"/>
      <text:h text:style-name="Heading_20_1" text:outline-level="1">educore-create</text:h>
      <text:p text:style-name="P10">Educore-Create es el módulo de educore para crear contenido, permite definir la cantidad y secuencia de Actividades dentro de una “Lección de aprendizaje”, además permite agregar el contenido de cada Actividad y configurar sus parámetros de acuerdo a las necesidades de el tema de aprendizaje. La información (configuración, textos, sonidos, imágenes y videos) de una Lección de aprendizaje creada con educore-create se almacenarán en un archivo con extensión .ed que será un ZIP, traducible por el motor de educore, la idea de que sea un archivo zip es que se pueda modificar una imagen o un texto de forma manual sin la intervención de educore-create, reemplazando el contenido en el zip con algún manejador de archivadores que soporte empaquetado zip.</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15%" fo:text-align="justify" style:justify-single-word="false" fo:text-indent="0cm" style:auto-text-indent="false"/>
      <style:text-properties fo:color="#333333" style:font-name="DejaVu Sans" fo:font-family="'DejaVu Sans'" style:font-style-name="Book" style:font-family-generic="swiss" style:font-pitch="variable" fo:font-size="11pt" officeooo:rsid="001fda6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tab-stops/>
      </style:paragraph-properties>
      <style:text-properties fo:color="#3465a4"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199cm" fo:margin-right="0cm" fo:margin-top="0.349cm" fo:margin-bottom="0.21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style-name="Book"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3465a4" style:font-name="DejaVu Sans" fo:font-family="'DejaVu Sans'" style:font-style-name="Book"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3465a4" style:font-name="DejaVu Sans1" fo:font-size="10pt" officeooo:rsid="00159f88" officeooo:paragraph-rsid="00159f88" style:font-size-asian="10pt" style:font-size-complex="10pt"/>
    </style:style>
    <style:style style:name="MP2" style:family="paragraph" style:parent-style-name="Header">
      <style:text-properties fo:color="#3465a4" style:font-name="DejaVu Sans1" fo:font-size="8pt" officeooo:rsid="00159f88" officeooo:paragraph-rsid="00159f88" style:font-size-asian="8pt" style:font-size-complex="8pt"/>
    </style:style>
    <style:style style:name="MP3" style:family="paragraph" style:parent-style-name="Footer">
      <style:text-properties officeooo:paragraph-rsid="0016f0a3"/>
    </style:style>
    <style:style style:name="MT1" style:family="text">
      <style:text-properties fo:color="#3465a4" style:font-name="DejaVu Sans1" fo:font-size="8pt" officeooo:rsid="00159f88"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99pt solid #3465a4" fo:border-left="none" fo:border-right="none" fo:padding="0.049cm"/>
      </style:header-style>
      <style:footer-style>
        <style:header-footer-properties fo:min-height="0cm" fo:margin-left="0cm" fo:margin-right="0cm" fo:margin-top="0.499cm" fo:border-top="0.99pt solid #3465a4" fo:border-bottom="none" fo:border-left="none" fo:border-right="none" fo:padding="0.049cm"/>
      </style:footer-style>
    </style:page-layout>
  </office:automatic-styles>
  <office:master-styles>
    <style:master-page style:name="Standard" style:page-layout-name="Mpm1">
      <style:header>
        <text:p text:style-name="MP1">Japps – 11-2018<text:tab/><text:tab/>Educore – design level 0.1 </text:p>
        <text:p text:style-name="MP2"><text:tab/><text:tab/></text:p>
      </style:header>
      <style:footer>
        <text:p text:style-name="MP3"><text:span text:style-name="MT1">Página </text:span><text:span text:style-name="MT1"><text:page-number text:select-page="current">5</text:page-number></text:span><text:tab/><text:tab/><text:span text:style-name="MT1">by Williams Lopez &lt;williamsflc@gmail.com&g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0:22:19.736168619</meta:creation-date>
    <meta:editing-duration>P1DT8H17M46S</meta:editing-duration>
    <meta:editing-cycles>13</meta:editing-cycles>
    <meta:generator>LibreOffice/6.1.2.1$Linux_X86_64 LibreOffice_project/10$Build-1</meta:generator>
    <dc:date>2018-12-18T23:31:47.650101763</dc:date>
    <meta:document-statistic meta:table-count="1" meta:image-count="0" meta:object-count="0" meta:page-count="5" meta:paragraph-count="59" meta:word-count="1478" meta:character-count="8962" meta:non-whitespace-character-count="7520"/>
  </office:meta>
</office:document-meta>
</file>